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FVA</text:p>
          </table:table-cell>
          <table:table-cell office:value-type="string">
            <text:p>Emmendingen</text:p>
          </table:table-cell>
          <table:table-cell office:value-type="string">
            <text:p>AP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FVA</text:p>
          </table:table-cell>
          <table:table-cell office:value-type="string">
            <text:p>Wolfschanze</text:p>
          </table:table-cell>
          <table:table-cell office:value-type="string">
            <text:p>AP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aden Rolf</text:p>
          </table:table-cell>
          <table:table-cell office:value-type="string">
            <text:p>Minipreis</text:p>
          </table:table-cell>
          <table:table-cell office:value-type="string">
            <text:p>AP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Grill Athen</text:p>
          </table:table-cell>
          <table:table-cell office:value-type="string">
            <text:p>Aldi Parkplatz</text:p>
          </table:table-cell>
          <table:table-cell office:value-type="string">
            <text:p>AP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yrtaki</text:p>
          </table:table-cell>
          <table:table-cell office:value-type="string">
            <text:p>Arminiuspark</text:p>
          </table:table-cell>
          <table:table-cell office:value-type="string">
            <text:p>AP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Drachenhaus</text:p>
          </table:table-cell>
          <table:table-cell office:value-type="string">
            <text:p>Detmolder Allee</text:p>
          </table:table-cell>
          <table:table-cell office:value-type="string">
            <text:p>Süß Sauer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Pizza Blitz</text:p>
          </table:table-cell>
          <table:table-cell office:value-type="string">
            <text:p>Lidl</text:p>
          </table:table-cell>
          <table:table-cell office:value-type="string">
            <text:p>Billig will ich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4">00.00.0000</text:date>, <text:time style:data-style-name="N2" text:time-value="0000-00-00T15:09:06.05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22S</meta:editing-duration>
    <meta:editing-cycles>3</meta:editing-cycles>
    <meta:generator>LibreOffice/3.6$Windows_x86 LibreOffice_project/e29a214-2bbed72-0621de6-a97528c-8f066d</meta:generator>
    <dc:date>2013-01-04T15:14:20.21</dc:date>
    <meta:document-statistic meta:table-count="3" meta:cell-count="29" meta:object-count="0"/>
    <meta:user-defined meta:name="Info 1"/>
    <meta:user-defined meta:name="Info 2"/>
    <meta:user-defined meta:name="Info 3"/>
    <meta:user-defined meta:name="Info 4"/>
  </office:meta>
</office:document-meta>
</file>